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LIMENTOS BALANCEADOS EL AMIGO GRANJERO S.A.C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1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AYMUNDO BACA, JANETH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FR. NEGR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21:23:5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